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3371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3371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II</text:span></text:p>
      <text:p text:style-name="P2"><text:span text:style-name="T4">Павел спокойно прохаживался по комнате с чашкой кофе и учебником. Это был высокий стройным молодой человек с приятным голосом. Челка, аккуратно уложенная набок, серо-голубые глаза и темные волосы в сочетании с костюмами, делали его похожим на доктора наук или важного бизнесмена. Его отличительной чертой был ум гения и в свои 24 года он <text:s/>уже являлся лауреатом многих премий и сделал несколько важных открытий в области прикладной физики. Являясь владельцем авиакомпании, и сети гостиниц в Таиланде, он прекрасно совмещает учебу, дела, касаемо недвижимости, свое присутствие в научных кругах и несколько хобби. </text:span></text:p>
      <text:p text:style-name="P2"><text:span text:style-name="T4">На часах было 23:15. За окнами накрапывал мелкий осенний дождик. Сделав последний глоток и, поставив пустую чашку на столик, Павел сел в мягкое кресло, кутаясь в белый халат, и задумался. На лице его проявилась улыбка. «Да кто она такая? И она еще бросает мне, Павлу Алехину вызов? Она думает, что сможет заставить меня делать то, что она хочет? Ну что же, вызов принят. Посмотрим, кто кого переиграет, Дарья Дмитриевна», – усмехнувшись, негромко проговорил он, положил на стол учебник, закрыл глаза и погрузился в неглубокий сон. </text:span></text:p>
      <text:p text:style-name="P2"><text:span text:style-name="T4">Дарья Дмитриевна, заполнявшая документы у себя дома, тоже была погружена в раздумья. «Да что вообще этот студент себе позволяет? Нет, я не потерплю такого отношения ко мне и моим предметам! На моих занятиях будет порядок, кем бы он там ни был», – сказала она. Поставив последнюю подпись, девушка достала из стола фотографию молодого человека. На бумагу упала слеза. Дарья захлопнула папку и, </text:span><text:soft-page-break/><text:span text:style-name="T4">убрав фото, откинулась на спинку стула, закрыв глаза. «Я спасу тебя», – прошептала она сквозь слезы. </text:span></text:p>
      <text:p text:style-name="P2"><text:span text:style-name="T4">Наступила тихая, безмолвная ночь. За окном шел дождь и опадающие листья шуршали, когда ветер перемещал их по тротуара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4:28.488000000</meta:creation-date>
    <dc:date>2022-05-15T19:14:50.897000000</dc:date>
    <meta:editing-duration>PT22S</meta:editing-duration>
    <meta:editing-cycles>1</meta:editing-cycles>
    <meta:document-statistic meta:table-count="0" meta:image-count="0" meta:object-count="0" meta:page-count="2" meta:paragraph-count="5" meta:word-count="269" meta:character-count="1758" meta:non-whitespace-character-count="1486"/>
    <meta:generator>LibreOffice/7.2.2.2$Windows_X86_64 LibreOffice_project/02b2acce88a210515b4a5bb2e46cbfb63fe97d56</meta:generator>
  </office:meta>
</office:document-meta>
</file>